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28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5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49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="Times New Roman" fo:font-size="12pt" style:font-size-asian="12pt" style:font-name-complex="Symbol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style:font-name-complex="Symbol"/>
    </style:style>
    <style:style style:name="T34" style:family="text">
      <style:text-properties style:text-position="super 58%"/>
    </style:style>
    <style:style style:name="T35" style:family="text">
      <style:text-properties style:text-position="super 58%" fo:language="ru" fo:country="RU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none"/>
    </style:style>
    <style:style style:name="T39" style:family="text">
      <style:text-properties style:use-window-font-color="true" fo:language="ru" fo:country="RU"/>
    </style:style>
    <style:style style:name="T40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">ПРОТОКОЛ <text:span text:style-name="T7">ПОВЕРКИ</text:span></text:p>
      <text:p text:style-name="P6"/>
      <text:p text:style-name="P5"><text:span text:style-name="T31">дозиметра</text:span><text:span text:style-name="T32">-</text:span><text:span text:style-name="T31">радиометра </text:span><text:span text:style-name="T32">$type</text:span></text:p>
      <text:p text:style-name="P9">Зав. № <text:span text:style-name="T1">$serial</text:span></text:p>
      <text:p text:style-name="P48"><text:span text:style-name="T21">принадлежащего<text:tab/></text:span><text:span text:style-name="T22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мкЗв/ч, <text:s/>согласно методике, изложенной в </text:span><text:span text:style-name="T39"><text:s/>МП.МН <text:s/>1102-2002</text:span></text:p>
      <text:p text:style-name="P29"><text:span text:style-name="T7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9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9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9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9">- <text:span text:style-name="T1">$facility_beta</text:span>;</text:p>
          </table:table-cell>
        </table:table-row>
      </table:table>
      <text:p text:style-name="P30">2. Поверка блоков детектирования</text:p>
      <text:p text:style-name="P46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7">- контроль работоспособности<text:tab/></text:p>
      <text:p text:style-name="P46"><text:span text:style-name="T7">б</text:span>)<text:tab/><text:span text:style-name="T4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8">3. <text:span text:style-name="T38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34"/>
            <text:p text:style-name="P45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0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.B2" table:number-rows-spanned="3" office:value-type="string">
            <text:p text:style-name="P23">Номер источ-ника</text:p>
          </table:table-cell>
          <table:table-cell table:style-name="_31_12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_31_12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3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3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.B2" table:number-rows-spanned="3" office:value-type="string">
            <text:p text:style-name="P22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.K2" table:number-rows-spanned="3" office:value-type="string">
            <text:p text:style-name="P26"><text:span text:style-name="T23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1">Фон, нЗв/ч</text:p>
          </table:table-cell>
          <table:table-cell table:style-name="_31_12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1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2"><text:span text:style-name="T20">H</text:span><text:span text:style-name="T12">1</text:span></text:p>
          </table:table-cell>
          <table:table-cell table:style-name="_31_125.D3" office:value-type="string">
            <text:p text:style-name="P31"><text:span text:style-name="T3">H</text:span><text:span text:style-name="T12">2</text:span></text:p>
          </table:table-cell>
          <table:table-cell table:style-name="_31_125.D3" office:value-type="string">
            <text:p text:style-name="P31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10">0,<text:span text:style-name="T7">24</text:span> мкЗв/ч</text:p>
          </table:table-cell>
          <table:table-cell table:style-name="_31_125.B5" office:value-type="string">
            <text:p text:style-name="P11">$1-30</text:p>
          </table:table-cell>
          <table:table-cell table:style-name="_31_125.B5" office:value-type="string">
            <text:p text:style-name="P11">$1-40</text:p>
          </table:table-cell>
          <table:table-cell table:style-name="_31_125.B5" office:value-type="string">
            <text:p text:style-name="P11">$1-50</text:p>
          </table:table-cell>
          <table:table-cell table:style-name="_31_125.B5" office:value-type="string">
            <text:p text:style-name="P11">$1-60</text:p>
          </table:table-cell>
          <table:table-cell table:style-name="_31_125.B5" office:value-type="string">
            <text:p text:style-name="P11">$1-70</text:p>
          </table:table-cell>
          <table:table-cell table:style-name="_31_125.B5" office:value-type="string">
            <text:p text:style-name="P11">$1-80</text:p>
          </table:table-cell>
          <table:table-cell table:style-name="_31_125.B5" office:value-type="string">
            <text:p text:style-name="P11">$1-00</text:p>
          </table:table-cell>
          <table:table-cell table:style-name="_31_125.B5" office:value-type="string">
            <text:p text:style-name="P11">$1-10</text:p>
          </table:table-cell>
          <table:table-cell table:style-name="_31_125.B5" office:value-type="string">
            <text:p text:style-name="P11">$1-20</text:p>
          </table:table-cell>
          <table:table-cell table:style-name="_31_125.K5" table:number-rows-spanned="5" office:value-type="string">
            <text:p text:style-name="P10">±<text:span text:style-name="T7">15</text:span></text:p>
          </table:table-cell>
        </table:table-row>
        <table:table-row>
          <table:table-cell table:style-name="_31_125.A5" office:value-type="string">
            <text:p text:style-name="P10"><text:span text:style-name="T7">0,</text:span>7 мкЗв/ч</text:p>
          </table:table-cell>
          <table:table-cell table:style-name="_31_125.B5" office:value-type="string">
            <text:p text:style-name="P11">$1-31</text:p>
          </table:table-cell>
          <table:table-cell table:style-name="_31_125.B5" office:value-type="string">
            <text:p text:style-name="P11">$1-41</text:p>
          </table:table-cell>
          <table:table-cell table:style-name="_31_125.B5" office:value-type="string">
            <text:p text:style-name="P11">$1-51</text:p>
          </table:table-cell>
          <table:table-cell table:style-name="_31_125.B5" office:value-type="string">
            <text:p text:style-name="P11">$1-61</text:p>
          </table:table-cell>
          <table:table-cell table:style-name="_31_125.B5" office:value-type="string">
            <text:p text:style-name="P11">$1-71</text:p>
          </table:table-cell>
          <table:table-cell table:style-name="_31_125.B5" office:value-type="string">
            <text:p text:style-name="P11">$1-81</text:p>
          </table:table-cell>
          <table:table-cell table:style-name="_31_125.B5" office:value-type="string">
            <text:p text:style-name="P11">$1-01</text:p>
          </table:table-cell>
          <table:table-cell table:style-name="_31_125.B5" office:value-type="string">
            <text:p text:style-name="P11">$1-11</text:p>
          </table:table-cell>
          <table:table-cell table:style-name="_31_125.B5" office:value-type="string">
            <text:p text:style-name="P11">$1-21</text:p>
          </table:table-cell>
          <table:covered-table-cell/>
        </table:table-row>
        <table:table-row>
          <table:table-cell table:style-name="_31_125.A5" office:value-type="string">
            <text:p text:style-name="P10">7 мкЗв/ч</text:p>
          </table:table-cell>
          <table:table-cell table:style-name="_31_125.B5" office:value-type="string">
            <text:p text:style-name="P11">$1-32</text:p>
          </table:table-cell>
          <table:table-cell table:style-name="_31_125.B5" office:value-type="string">
            <text:p text:style-name="P11">$1-42</text:p>
          </table:table-cell>
          <table:table-cell table:style-name="_31_125.B5" office:value-type="string">
            <text:p text:style-name="P11">$1-52</text:p>
          </table:table-cell>
          <table:table-cell table:style-name="_31_125.B5" office:value-type="string">
            <text:p text:style-name="P11">$1-62</text:p>
          </table:table-cell>
          <table:table-cell table:style-name="_31_125.B5" office:value-type="string">
            <text:p text:style-name="P11">$1-72</text:p>
          </table:table-cell>
          <table:table-cell table:style-name="_31_125.B5" office:value-type="string">
            <text:p text:style-name="P11">$1-82</text:p>
          </table:table-cell>
          <table:table-cell table:style-name="_31_125.B5" office:value-type="string">
            <text:p text:style-name="P11">$1-02</text:p>
          </table:table-cell>
          <table:table-cell table:style-name="_31_125.B5" office:value-type="string">
            <text:p text:style-name="P11">$1-12</text:p>
          </table:table-cell>
          <table:table-cell table:style-name="_31_125.B5" office:value-type="string">
            <text:p text:style-name="P11">$1-22</text:p>
          </table:table-cell>
          <table:covered-table-cell/>
        </table:table-row>
        <table:table-row>
          <table:table-cell table:style-name="_31_125.A5" office:value-type="string">
            <text:p text:style-name="P10">7<text:span text:style-name="T7">0</text:span> мЗв/ч</text:p>
          </table:table-cell>
          <table:table-cell table:style-name="_31_125.B5" office:value-type="string">
            <text:p text:style-name="P11">$1-33</text:p>
          </table:table-cell>
          <table:table-cell table:style-name="_31_125.B5" office:value-type="string">
            <text:p text:style-name="P11">$1-43</text:p>
          </table:table-cell>
          <table:table-cell table:style-name="_31_125.B5" office:value-type="string">
            <text:p text:style-name="P11">$1-53</text:p>
          </table:table-cell>
          <table:table-cell table:style-name="_31_125.B5" office:value-type="string">
            <text:p text:style-name="P11">$1-63</text:p>
          </table:table-cell>
          <table:table-cell table:style-name="_31_125.B5" office:value-type="string">
            <text:p text:style-name="P11">$1-73</text:p>
          </table:table-cell>
          <table:table-cell table:style-name="_31_125.B5" office:value-type="string">
            <text:p text:style-name="P11">$1-83</text:p>
          </table:table-cell>
          <table:table-cell table:style-name="_31_125.B5" office:value-type="string">
            <text:p text:style-name="P11">$1-03</text:p>
          </table:table-cell>
          <table:table-cell table:style-name="_31_125.B5" office:value-type="string">
            <text:p text:style-name="P11">$1-13</text:p>
          </table:table-cell>
          <table:table-cell table:style-name="_31_125.B5" office:value-type="string">
            <text:p text:style-name="P11">$1-23</text:p>
          </table:table-cell>
          <table:covered-table-cell/>
        </table:table-row>
        <table:table-row>
          <table:table-cell table:style-name="_31_125.A9" office:value-type="string">
            <text:p text:style-name="P10"><text:span text:style-name="T7">240</text:span> мЗв/ч</text:p>
          </table:table-cell>
          <table:table-cell table:style-name="_31_125.B9" office:value-type="string">
            <text:p text:style-name="P11">$1-34</text:p>
          </table:table-cell>
          <table:table-cell table:style-name="_31_125.B9" office:value-type="string">
            <text:p text:style-name="P11">$1-44</text:p>
          </table:table-cell>
          <table:table-cell table:style-name="_31_125.B9" office:value-type="string">
            <text:p text:style-name="P11">$1-54</text:p>
          </table:table-cell>
          <table:table-cell table:style-name="_31_125.B9" office:value-type="string">
            <text:p text:style-name="P11">$1-64</text:p>
          </table:table-cell>
          <table:table-cell table:style-name="_31_125.B9" office:value-type="string">
            <text:p text:style-name="P11">$1-74</text:p>
          </table:table-cell>
          <table:table-cell table:style-name="_31_125.B9" office:value-type="string">
            <text:p text:style-name="P11">$1-84</text:p>
          </table:table-cell>
          <table:table-cell table:style-name="_31_125.B9" office:value-type="string">
            <text:p text:style-name="P11">$1-04</text:p>
          </table:table-cell>
          <table:table-cell table:style-name="_31_125.B9" office:value-type="string">
            <text:p text:style-name="P11">$1-14</text:p>
          </table:table-cell>
          <table:table-cell table:style-name="_31_125.B9" office:value-type="string">
            <text:p text:style-name="P1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34"/>
            <text:p text:style-name="P45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A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0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A.B2" table:number-rows-spanned="3" office:value-type="string">
            <text:p text:style-name="P23">Номер источ-ника</text:p>
          </table:table-cell>
          <table:table-cell table:style-name="_31_125A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_31_125A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3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3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A.B2" table:number-rows-spanned="3" office:value-type="string">
            <text:p text:style-name="P22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A.K2" table:number-rows-spanned="3" office:value-type="string">
            <text:p text:style-name="P26"><text:span text:style-name="T23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1">Фон, нЗв/ч</text:p>
          </table:table-cell>
          <table:table-cell table:style-name="_31_125A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1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2"><text:span text:style-name="T20">H</text:span><text:span text:style-name="T12">1</text:span></text:p>
          </table:table-cell>
          <table:table-cell table:style-name="_31_125A.D3" office:value-type="string">
            <text:p text:style-name="P31"><text:span text:style-name="T3">H</text:span><text:span text:style-name="T12">2</text:span></text:p>
          </table:table-cell>
          <table:table-cell table:style-name="_31_125A.D3" office:value-type="string">
            <text:p text:style-name="P31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10">0,<text:span text:style-name="T7">24</text:span> мкЗв/ч</text:p>
          </table:table-cell>
          <table:table-cell table:style-name="_31_125A.B5" office:value-type="string">
            <text:p text:style-name="P11">$2-30</text:p>
          </table:table-cell>
          <table:table-cell table:style-name="_31_125A.B5" office:value-type="string">
            <text:p text:style-name="P11">$2-40</text:p>
          </table:table-cell>
          <table:table-cell table:style-name="_31_125A.B5" office:value-type="string">
            <text:p text:style-name="P11">$2-50</text:p>
          </table:table-cell>
          <table:table-cell table:style-name="_31_125A.B5" office:value-type="string">
            <text:p text:style-name="P11">$2-60</text:p>
          </table:table-cell>
          <table:table-cell table:style-name="_31_125A.B5" office:value-type="string">
            <text:p text:style-name="P11">$2-70</text:p>
          </table:table-cell>
          <table:table-cell table:style-name="_31_125A.B5" office:value-type="string">
            <text:p text:style-name="P11">$2-80</text:p>
          </table:table-cell>
          <table:table-cell table:style-name="_31_125A.B5" office:value-type="string">
            <text:p text:style-name="P11">$2-00</text:p>
          </table:table-cell>
          <table:table-cell table:style-name="_31_125A.B5" office:value-type="string">
            <text:p text:style-name="P11">$2-10</text:p>
          </table:table-cell>
          <table:table-cell table:style-name="_31_125A.B5" office:value-type="string">
            <text:p text:style-name="P11">$2-20</text:p>
          </table:table-cell>
          <table:table-cell table:style-name="_31_125A.K5" table:number-rows-spanned="8" office:value-type="string">
            <text:p text:style-name="P10">±<text:span text:style-name="T7">15</text:span></text:p>
          </table:table-cell>
        </table:table-row>
        <table:table-row>
          <table:table-cell table:style-name="_31_125A.A5" office:value-type="string">
            <text:p text:style-name="P10"><text:span text:style-name="T7">0,</text:span>7 мкЗв/ч</text:p>
          </table:table-cell>
          <table:table-cell table:style-name="_31_125A.B5" office:value-type="string">
            <text:p text:style-name="P11">$2-31</text:p>
          </table:table-cell>
          <table:table-cell table:style-name="_31_125A.B5" office:value-type="string">
            <text:p text:style-name="P11">$2-41</text:p>
          </table:table-cell>
          <table:table-cell table:style-name="_31_125A.B5" office:value-type="string">
            <text:p text:style-name="P11">$2-51</text:p>
          </table:table-cell>
          <table:table-cell table:style-name="_31_125A.B5" office:value-type="string">
            <text:p text:style-name="P11">$2-61</text:p>
          </table:table-cell>
          <table:table-cell table:style-name="_31_125A.B5" office:value-type="string">
            <text:p text:style-name="P11">$2-71</text:p>
          </table:table-cell>
          <table:table-cell table:style-name="_31_125A.B5" office:value-type="string">
            <text:p text:style-name="P11">$2-81</text:p>
          </table:table-cell>
          <table:table-cell table:style-name="_31_125A.B5" office:value-type="string">
            <text:p text:style-name="P11">$2-01</text:p>
          </table:table-cell>
          <table:table-cell table:style-name="_31_125A.B5" office:value-type="string">
            <text:p text:style-name="P11">$2-11</text:p>
          </table:table-cell>
          <table:table-cell table:style-name="_31_125A.B5" office:value-type="string">
            <text:p text:style-name="P11">$2-21</text:p>
          </table:table-cell>
          <table:covered-table-cell/>
        </table:table-row>
        <table:table-row>
          <table:table-cell table:style-name="_31_125A.A5" office:value-type="string">
            <text:p text:style-name="P10">7 мкЗв/ч</text:p>
          </table:table-cell>
          <table:table-cell table:style-name="_31_125A.B5" office:value-type="string">
            <text:p text:style-name="P11">$2-32</text:p>
          </table:table-cell>
          <table:table-cell table:style-name="_31_125A.B5" office:value-type="string">
            <text:p text:style-name="P11">$2-42</text:p>
          </table:table-cell>
          <table:table-cell table:style-name="_31_125A.B5" office:value-type="string">
            <text:p text:style-name="P11">$2-52</text:p>
          </table:table-cell>
          <table:table-cell table:style-name="_31_125A.B5" office:value-type="string">
            <text:p text:style-name="P11">$2-62</text:p>
          </table:table-cell>
          <table:table-cell table:style-name="_31_125A.B5" office:value-type="string">
            <text:p text:style-name="P11">$2-72</text:p>
          </table:table-cell>
          <table:table-cell table:style-name="_31_125A.B5" office:value-type="string">
            <text:p text:style-name="P11">$2-82</text:p>
          </table:table-cell>
          <table:table-cell table:style-name="_31_125A.B5" office:value-type="string">
            <text:p text:style-name="P11">$2-02</text:p>
          </table:table-cell>
          <table:table-cell table:style-name="_31_125A.B5" office:value-type="string">
            <text:p text:style-name="P11">$2-12</text:p>
          </table:table-cell>
          <table:table-cell table:style-name="_31_125A.B5" office:value-type="string">
            <text:p text:style-name="P11">$2-22</text:p>
          </table:table-cell>
          <table:covered-table-cell/>
        </table:table-row>
        <table:table-row>
          <table:table-cell table:style-name="_31_125A.A5" office:value-type="string">
            <text:p text:style-name="P10">7<text:span text:style-name="T7">0</text:span> <text:span text:style-name="T7">мкЗв</text:span>/ч</text:p>
          </table:table-cell>
          <table:table-cell table:style-name="_31_125A.B5" office:value-type="string">
            <text:p text:style-name="P11">$2-33</text:p>
          </table:table-cell>
          <table:table-cell table:style-name="_31_125A.B5" office:value-type="string">
            <text:p text:style-name="P11">$2-43</text:p>
          </table:table-cell>
          <table:table-cell table:style-name="_31_125A.B5" office:value-type="string">
            <text:p text:style-name="P11">$2-53</text:p>
          </table:table-cell>
          <table:table-cell table:style-name="_31_125A.B5" office:value-type="string">
            <text:p text:style-name="P11">$2-63</text:p>
          </table:table-cell>
          <table:table-cell table:style-name="_31_125A.B5" office:value-type="string">
            <text:p text:style-name="P11">$2-73</text:p>
          </table:table-cell>
          <table:table-cell table:style-name="_31_125A.B5" office:value-type="string">
            <text:p text:style-name="P11">$2-83</text:p>
          </table:table-cell>
          <table:table-cell table:style-name="_31_125A.B5" office:value-type="string">
            <text:p text:style-name="P11">$2-03</text:p>
          </table:table-cell>
          <table:table-cell table:style-name="_31_125A.B5" office:value-type="string">
            <text:p text:style-name="P11">$2-13</text:p>
          </table:table-cell>
          <table:table-cell table:style-name="_31_125A.B5" office:value-type="string">
            <text:p text:style-name="P11">$2-23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7">240</text:span> <text:span text:style-name="T7">мкЗв</text:span>/ч</text:p>
          </table:table-cell>
          <table:table-cell table:style-name="_31_125A.B5" office:value-type="string">
            <text:p text:style-name="P11">$2-34</text:p>
          </table:table-cell>
          <table:table-cell table:style-name="_31_125A.B5" office:value-type="string">
            <text:p text:style-name="P11">$2-44</text:p>
          </table:table-cell>
          <table:table-cell table:style-name="_31_125A.B5" office:value-type="string">
            <text:p text:style-name="P11">$2-54</text:p>
          </table:table-cell>
          <table:table-cell table:style-name="_31_125A.B5" office:value-type="string">
            <text:p text:style-name="P11">$2-64</text:p>
          </table:table-cell>
          <table:table-cell table:style-name="_31_125A.B5" office:value-type="string">
            <text:p text:style-name="P11">$2-74</text:p>
          </table:table-cell>
          <table:table-cell table:style-name="_31_125A.B5" office:value-type="string">
            <text:p text:style-name="P11">$2-84</text:p>
          </table:table-cell>
          <table:table-cell table:style-name="_31_125A.B5" office:value-type="string">
            <text:p text:style-name="P11">$2-04</text:p>
          </table:table-cell>
          <table:table-cell table:style-name="_31_125A.B5" office:value-type="string">
            <text:p text:style-name="P11">$2-14</text:p>
          </table:table-cell>
          <table:table-cell table:style-name="_31_125A.B5" office:value-type="string">
            <text:p text:style-name="P11">$2-24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7">0,</text:span>7 мЗв/ч</text:p>
          </table:table-cell>
          <table:table-cell table:style-name="_31_125A.B5" office:value-type="string">
            <text:p text:style-name="P11">$2-35</text:p>
          </table:table-cell>
          <table:table-cell table:style-name="_31_125A.B5" office:value-type="string">
            <text:p text:style-name="P11">$2-45</text:p>
          </table:table-cell>
          <table:table-cell table:style-name="_31_125A.B5" office:value-type="string">
            <text:p text:style-name="P11">$2-55</text:p>
          </table:table-cell>
          <table:table-cell table:style-name="_31_125A.B5" office:value-type="string">
            <text:p text:style-name="P11">$2-65</text:p>
          </table:table-cell>
          <table:table-cell table:style-name="_31_125A.B5" office:value-type="string">
            <text:p text:style-name="P11">$2-75</text:p>
          </table:table-cell>
          <table:table-cell table:style-name="_31_125A.B5" office:value-type="string">
            <text:p text:style-name="P11">$2-85</text:p>
          </table:table-cell>
          <table:table-cell table:style-name="_31_125A.B5" office:value-type="string">
            <text:p text:style-name="P11">$2-05</text:p>
          </table:table-cell>
          <table:table-cell table:style-name="_31_125A.B5" office:value-type="string">
            <text:p text:style-name="P11">$2-15</text:p>
          </table:table-cell>
          <table:table-cell table:style-name="_31_125A.B5" office:value-type="string">
            <text:p text:style-name="P11">$2-25</text:p>
          </table:table-cell>
          <table:covered-table-cell/>
        </table:table-row>
        <table:table-row>
          <table:table-cell table:style-name="_31_125A.A5" office:value-type="string">
            <text:p text:style-name="P10">7 мЗв/ч</text:p>
          </table:table-cell>
          <table:table-cell table:style-name="_31_125A.B5" office:value-type="string">
            <text:p text:style-name="P11">$2-36</text:p>
          </table:table-cell>
          <table:table-cell table:style-name="_31_125A.B5" office:value-type="string">
            <text:p text:style-name="P11">$2-46</text:p>
          </table:table-cell>
          <table:table-cell table:style-name="_31_125A.B5" office:value-type="string">
            <text:p text:style-name="P11">$2-56</text:p>
          </table:table-cell>
          <table:table-cell table:style-name="_31_125A.B5" office:value-type="string">
            <text:p text:style-name="P11">$2-66</text:p>
          </table:table-cell>
          <table:table-cell table:style-name="_31_125A.B5" office:value-type="string">
            <text:p text:style-name="P11">$2-76</text:p>
          </table:table-cell>
          <table:table-cell table:style-name="_31_125A.B5" office:value-type="string">
            <text:p text:style-name="P11">$2-86</text:p>
          </table:table-cell>
          <table:table-cell table:style-name="_31_125A.B5" office:value-type="string">
            <text:p text:style-name="P11">$2-06</text:p>
          </table:table-cell>
          <table:table-cell table:style-name="_31_125A.B5" office:value-type="string">
            <text:p text:style-name="P11">$2-16</text:p>
          </table:table-cell>
          <table:table-cell table:style-name="_31_125A.B5" office:value-type="string">
            <text:p text:style-name="P11">$2-26</text:p>
          </table:table-cell>
          <table:covered-table-cell/>
        </table:table-row>
        <table:table-row>
          <table:table-cell table:style-name="_31_125A.A12" office:value-type="string">
            <text:p text:style-name="P10">7<text:span text:style-name="T7">0</text:span> мЗв/ч</text:p>
          </table:table-cell>
          <table:table-cell table:style-name="_31_125A.B12" office:value-type="string">
            <text:p text:style-name="P11">$2-37</text:p>
          </table:table-cell>
          <table:table-cell table:style-name="_31_125A.B12" office:value-type="string">
            <text:p text:style-name="P11">$2-47</text:p>
          </table:table-cell>
          <table:table-cell table:style-name="_31_125A.B12" office:value-type="string">
            <text:p text:style-name="P11">$2-57</text:p>
          </table:table-cell>
          <table:table-cell table:style-name="_31_125A.B12" office:value-type="string">
            <text:p text:style-name="P11">$2-67</text:p>
          </table:table-cell>
          <table:table-cell table:style-name="_31_125A.B12" office:value-type="string">
            <text:p text:style-name="P11">$2-77</text:p>
          </table:table-cell>
          <table:table-cell table:style-name="_31_125A.B12" office:value-type="string">
            <text:p text:style-name="P11">$2-87</text:p>
          </table:table-cell>
          <table:table-cell table:style-name="_31_125A.B12" office:value-type="string">
            <text:p text:style-name="P11">$2-07</text:p>
          </table:table-cell>
          <table:table-cell table:style-name="_31_125A.B12" office:value-type="string">
            <text:p text:style-name="P11">$2-17</text:p>
          </table:table-cell>
          <table:table-cell table:style-name="_31_125A.B12" office:value-type="string">
            <text:p text:style-name="P1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9"/>
            <text:p text:style-name="P34">Определение основной относительной погрешности измерения <text:span text:style-name="T7">удельной активности радионуклида </text:span><text:span text:style-name="T35">137</text:span><text:span text:style-name="T7">Cs дозиметром-радиометром</text:span> МКС-$type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1"/>
            <text:p text:style-name="P23">Номер <text:span text:style-name="T7">источ-ника</text:span></text:p>
          </table:table-cell>
          <table:table-cell table:style-name="BZ.B2" table:number-rows-spanned="3" office:value-type="string">
            <text:p text:style-name="P25">Удельная активность в контроль-ной точке, <text:span text:style-name="T1">A</text:span><text:span text:style-name="T13">oi</text:span><text:span text:style-name="T1">, </text:span>Бк/кг</text:p>
          </table:table-cell>
          <table:table-cell table:style-name="BZ.B2" table:number-columns-spanned="4" office:value-type="string">
            <text:p text:style-name="P31">Измерение мощности дозы</text:p>
            <text:p text:style-name="P31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1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1"><text:span text:style-name="T25">θ</text:span><text:span text:style-name="T16">пр</text:span><text:span text:style-name="T17">i</text:span><text:span text:style-name="T7">,</text:span> %</text:p>
          </table:table-cell>
          <table:table-cell table:style-name="BZ.B2" table:number-rows-spanned="3" office:value-type="string">
            <text:p text:style-name="P44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Z.I2" table:number-rows-spanned="3" office:value-type="string">
            <text:p text:style-name="P42"><text:span text:style-name="T23">Предел основной </text:span><text:span text:style-name="T7">относи-тельной</text:span> <text:span text:style-name="T1">погреш-ности</text:span>, </text:p>
            <text:p text:style-name="P42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3">Среднее значение, <text:span text:style-name="T12"><text:s/></text:span><text:span text:style-name="T6">A</text:span><text:span text:style-name="T15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27"><text:span text:style-name="T1">A</text:span><text:span text:style-name="T13">o1</text:span></text:p>
          </table:table-cell>
          <table:table-cell table:style-name="BZ.C4" office:value-type="string">
            <text:p text:style-name="P27"><text:span text:style-name="T1">A</text:span><text:span text:style-name="T13">o2</text:span></text:p>
          </table:table-cell>
          <table:table-cell table:style-name="BZ.C4" office:value-type="string">
            <text:p text:style-name="P27"><text:span text:style-name="T1">A</text:span><text:span text:style-name="T1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3">$6-A0</text:p>
          </table:table-cell>
          <table:table-cell table:style-name="BZ.C3" office:value-type="string">
            <text:p text:style-name="P11">$<text:span text:style-name="T1">6</text:span>-<text:span text:style-name="T1">9</text:span>0</text:p>
          </table:table-cell>
          <table:table-cell table:style-name="BZ.C3" office:value-type="string">
            <text:p text:style-name="P11">$6-60</text:p>
          </table:table-cell>
          <table:table-cell table:style-name="BZ.C3" office:value-type="string">
            <text:p text:style-name="P11">$6-70</text:p>
          </table:table-cell>
          <table:table-cell table:style-name="BZ.C3" office:value-type="string">
            <text:p text:style-name="P11">$6-80</text:p>
          </table:table-cell>
          <table:table-cell table:style-name="BZ.C3" office:value-type="string">
            <text:p text:style-name="P11">$6-00</text:p>
          </table:table-cell>
          <table:table-cell table:style-name="BZ.C3" office:value-type="string">
            <text:p text:style-name="P11">$6-10</text:p>
          </table:table-cell>
          <table:table-cell table:style-name="BZ.C3" office:value-type="string">
            <text:p text:style-name="P11">$6-20</text:p>
          </table:table-cell>
          <table:table-cell table:style-name="BZ.I5" table:number-rows-spanned="4" office:value-type="string">
            <text:p text:style-name="P10">±<text:span text:style-name="T7">15</text:span></text:p>
          </table:table-cell>
        </table:table-row>
        <table:table-row>
          <table:table-cell table:style-name="BZ.A5" office:value-type="string">
            <text:p text:style-name="P13">$6-A1</text:p>
          </table:table-cell>
          <table:table-cell table:style-name="BZ.C3" office:value-type="string">
            <text:p text:style-name="P13">$6-91</text:p>
          </table:table-cell>
          <table:table-cell table:style-name="BZ.C3" office:value-type="string">
            <text:p text:style-name="P11">$6-61</text:p>
          </table:table-cell>
          <table:table-cell table:style-name="BZ.C3" office:value-type="string">
            <text:p text:style-name="P11">$6-71</text:p>
          </table:table-cell>
          <table:table-cell table:style-name="BZ.C3" office:value-type="string">
            <text:p text:style-name="P11">$6-81</text:p>
          </table:table-cell>
          <table:table-cell table:style-name="BZ.C3" office:value-type="string">
            <text:p text:style-name="P11">$6-01</text:p>
          </table:table-cell>
          <table:table-cell table:style-name="BZ.C3" office:value-type="string">
            <text:p text:style-name="P11">$6-11</text:p>
          </table:table-cell>
          <table:table-cell table:style-name="BZ.C3" office:value-type="string">
            <text:p text:style-name="P11">$6-21</text:p>
          </table:table-cell>
          <table:covered-table-cell/>
        </table:table-row>
        <table:table-row>
          <table:table-cell table:style-name="BZ.A5" office:value-type="string">
            <text:p text:style-name="P13">$6-A2</text:p>
          </table:table-cell>
          <table:table-cell table:style-name="BZ.C3" office:value-type="string">
            <text:p text:style-name="P13">$6-92</text:p>
          </table:table-cell>
          <table:table-cell table:style-name="BZ.C3" office:value-type="string">
            <text:p text:style-name="P11">$6-62</text:p>
          </table:table-cell>
          <table:table-cell table:style-name="BZ.C3" office:value-type="string">
            <text:p text:style-name="P11">$6-72</text:p>
          </table:table-cell>
          <table:table-cell table:style-name="BZ.C3" office:value-type="string">
            <text:p text:style-name="P11">$6-82</text:p>
          </table:table-cell>
          <table:table-cell table:style-name="BZ.C3" office:value-type="string">
            <text:p text:style-name="P11">$6-02</text:p>
          </table:table-cell>
          <table:table-cell table:style-name="BZ.C3" office:value-type="string">
            <text:p text:style-name="P11">$6-12</text:p>
          </table:table-cell>
          <table:table-cell table:style-name="BZ.C3" office:value-type="string">
            <text:p text:style-name="P11">$6-22</text:p>
          </table:table-cell>
          <table:covered-table-cell/>
        </table:table-row>
        <table:table-row>
          <table:table-cell table:style-name="BZ.A8" office:value-type="string">
            <text:p text:style-name="P13">$6-A3</text:p>
          </table:table-cell>
          <table:table-cell table:style-name="BZ.B8" office:value-type="string">
            <text:p text:style-name="P13">$6-93</text:p>
          </table:table-cell>
          <table:table-cell table:style-name="BZ.B8" office:value-type="string">
            <text:p text:style-name="P11">$6-63</text:p>
          </table:table-cell>
          <table:table-cell table:style-name="BZ.B8" office:value-type="string">
            <text:p text:style-name="P11">$6-73</text:p>
          </table:table-cell>
          <table:table-cell table:style-name="BZ.B8" office:value-type="string">
            <text:p text:style-name="P11">$6-83</text:p>
          </table:table-cell>
          <table:table-cell table:style-name="BZ.B8" office:value-type="string">
            <text:p text:style-name="P11">$6-03</text:p>
          </table:table-cell>
          <table:table-cell table:style-name="BZ.B8" office:value-type="string">
            <text:p text:style-name="P11">$6-13</text:p>
          </table:table-cell>
          <table:table-cell table:style-name="BZ.B8" office:value-type="string">
            <text:p text:style-name="P1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35"/>
            <text:p text:style-name="P37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39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0"><text:s/>мин<text:span text:style-name="T34">-1</text:span>·см<text:span text:style-name="T34">-2</text:span></text:p>
          </table:table-cell>
          <table:table-cell table:style-name="BDPS_5f_a.B2" table:number-rows-spanned="3" office:value-type="string">
            <text:p text:style-name="P41">Номер источ-ника</text:p>
          </table:table-cell>
          <table:table-cell table:style-name="BDPS_5f_a.B2" table:number-columns-spanned="4" office:value-type="string">
            <text:p text:style-name="P43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1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1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a.B2" table:number-rows-spanned="3" office:value-type="string">
            <text:p text:style-name="P44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a.I2" table:number-rows-spanned="3" office:value-type="string">
            <text:p text:style-name="P42"><text:span text:style-name="T23">Предел основной </text:span><text:span text:style-name="T7">относи-тельной</text:span> <text:span text:style-name="T1">погреш-ности</text:span>, </text:p>
            <text:p text:style-name="P42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31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2"><text:span text:style-name="T36"></text:span><text:span text:style-name="T12">1</text:span></text:p>
          </table:table-cell>
          <table:table-cell table:style-name="BDPS_5f_a.C4" office:value-type="string">
            <text:p text:style-name="P31"><text:span text:style-name="T37"></text:span><text:span text:style-name="T12">2</text:span></text:p>
          </table:table-cell>
          <table:table-cell table:style-name="BDPS_5f_a.C4" office:value-type="string">
            <text:p text:style-name="P31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1">$3-60</text:p>
          </table:table-cell>
          <table:table-cell table:style-name="BDPS_5f_a.C3" office:value-type="string">
            <text:p text:style-name="P11">$3-70</text:p>
          </table:table-cell>
          <table:table-cell table:style-name="BDPS_5f_a.C3" office:value-type="string">
            <text:p text:style-name="P11">$3-80</text:p>
          </table:table-cell>
          <table:table-cell table:style-name="BDPS_5f_a.C3" office:value-type="string">
            <text:p text:style-name="P11">$3-00</text:p>
          </table:table-cell>
          <table:table-cell table:style-name="BDPS_5f_a.C3" office:value-type="string">
            <text:p text:style-name="P11">$3-10</text:p>
          </table:table-cell>
          <table:table-cell table:style-name="BDPS_5f_a.C3" office:value-type="string">
            <text:p text:style-name="P11">$3-20</text:p>
          </table:table-cell>
          <table:table-cell table:style-name="BDPS_5f_a.I5" table:number-rows-spanned="5" office:value-type="string">
            <text:p text:style-name="P14">±<text:span text:style-name="T1">20</text:span></text:p>
          </table:table-cell>
        </table:table-row>
        <table:table-row>
          <table:table-cell table:style-name="BDPS_5f_a.A5" office:value-type="string">
            <text:p text:style-name="P12">$3-9<text:span text:style-name="T7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1">$3-61</text:p>
          </table:table-cell>
          <table:table-cell table:style-name="BDPS_5f_a.C3" office:value-type="string">
            <text:p text:style-name="P11">$3-71</text:p>
          </table:table-cell>
          <table:table-cell table:style-name="BDPS_5f_a.C3" office:value-type="string">
            <text:p text:style-name="P11">$3-81</text:p>
          </table:table-cell>
          <table:table-cell table:style-name="BDPS_5f_a.C3" office:value-type="string">
            <text:p text:style-name="P11">$3-01</text:p>
          </table:table-cell>
          <table:table-cell table:style-name="BDPS_5f_a.C3" office:value-type="string">
            <text:p text:style-name="P11">$3-11</text:p>
          </table:table-cell>
          <table:table-cell table:style-name="BDPS_5f_a.C3" office:value-type="string">
            <text:p text:style-name="P11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7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1">$3-62</text:p>
          </table:table-cell>
          <table:table-cell table:style-name="BDPS_5f_a.C3" office:value-type="string">
            <text:p text:style-name="P11">$3-72</text:p>
          </table:table-cell>
          <table:table-cell table:style-name="BDPS_5f_a.C3" office:value-type="string">
            <text:p text:style-name="P11">$3-82</text:p>
          </table:table-cell>
          <table:table-cell table:style-name="BDPS_5f_a.C3" office:value-type="string">
            <text:p text:style-name="P11">$3-02</text:p>
          </table:table-cell>
          <table:table-cell table:style-name="BDPS_5f_a.C3" office:value-type="string">
            <text:p text:style-name="P11">$3-12</text:p>
          </table:table-cell>
          <table:table-cell table:style-name="BDPS_5f_a.C3" office:value-type="string">
            <text:p text:style-name="P11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7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1">$3-63</text:p>
          </table:table-cell>
          <table:table-cell table:style-name="BDPS_5f_a.C3" office:value-type="string">
            <text:p text:style-name="P11">$3-73</text:p>
          </table:table-cell>
          <table:table-cell table:style-name="BDPS_5f_a.C3" office:value-type="string">
            <text:p text:style-name="P11">$3-83</text:p>
          </table:table-cell>
          <table:table-cell table:style-name="BDPS_5f_a.C3" office:value-type="string">
            <text:p text:style-name="P11">$3-03</text:p>
          </table:table-cell>
          <table:table-cell table:style-name="BDPS_5f_a.C3" office:value-type="string">
            <text:p text:style-name="P11">$3-13</text:p>
          </table:table-cell>
          <table:table-cell table:style-name="BDPS_5f_a.C3" office:value-type="string">
            <text:p text:style-name="P11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7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1">$3-64</text:p>
          </table:table-cell>
          <table:table-cell table:style-name="BDPS_5f_a.C9" office:value-type="string">
            <text:p text:style-name="P11">$3-74</text:p>
          </table:table-cell>
          <table:table-cell table:style-name="BDPS_5f_a.C9" office:value-type="string">
            <text:p text:style-name="P11">$3-84</text:p>
          </table:table-cell>
          <table:table-cell table:style-name="BDPS_5f_a.C9" office:value-type="string">
            <text:p text:style-name="P11">$3-04</text:p>
          </table:table-cell>
          <table:table-cell table:style-name="BDPS_5f_a.C9" office:value-type="string">
            <text:p text:style-name="P11">$3-14</text:p>
          </table:table-cell>
          <table:table-cell table:style-name="BDPS_5f_a.C9" office:value-type="string">
            <text:p text:style-name="P11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35"/>
            <text:p text:style-name="P37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39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0"><text:s/>мин<text:span text:style-name="T34">-1</text:span>·см<text:span text:style-name="T34">-2</text:span></text:p>
          </table:table-cell>
          <table:table-cell table:style-name="BDPS_5f_b.B2" table:number-rows-spanned="3" office:value-type="string">
            <text:p text:style-name="P41">Номер источ-ника</text:p>
          </table:table-cell>
          <table:table-cell table:style-name="BDPS_5f_b.B2" table:number-columns-spanned="4" office:value-type="string">
            <text:p text:style-name="P43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1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1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b.B2" table:number-rows-spanned="3" office:value-type="string">
            <text:p text:style-name="P44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b.I2" table:number-rows-spanned="3" office:value-type="string">
            <text:p text:style-name="P42"><text:span text:style-name="T23">Предел основной </text:span><text:span text:style-name="T7">относи-тельной</text:span> <text:span text:style-name="T1">погреш-ности</text:span>, </text:p>
            <text:p text:style-name="P42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31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2"><text:span text:style-name="T36"></text:span><text:span text:style-name="T12">1</text:span></text:p>
          </table:table-cell>
          <table:table-cell table:style-name="BDPS_5f_b.C4" office:value-type="string">
            <text:p text:style-name="P31"><text:span text:style-name="T37"></text:span><text:span text:style-name="T12">2</text:span></text:p>
          </table:table-cell>
          <table:table-cell table:style-name="BDPS_5f_b.C4" office:value-type="string">
            <text:p text:style-name="P31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1">$4-60</text:p>
          </table:table-cell>
          <table:table-cell table:style-name="BDPS_5f_b.C3" office:value-type="string">
            <text:p text:style-name="P11">$4-70</text:p>
          </table:table-cell>
          <table:table-cell table:style-name="BDPS_5f_b.C3" office:value-type="string">
            <text:p text:style-name="P11">$4-80</text:p>
          </table:table-cell>
          <table:table-cell table:style-name="BDPS_5f_b.C3" office:value-type="string">
            <text:p text:style-name="P11">$4-00</text:p>
          </table:table-cell>
          <table:table-cell table:style-name="BDPS_5f_b.C3" office:value-type="string">
            <text:p text:style-name="P11">$4-10</text:p>
          </table:table-cell>
          <table:table-cell table:style-name="BDPS_5f_b.C3" office:value-type="string">
            <text:p text:style-name="P11">$4-20</text:p>
          </table:table-cell>
          <table:table-cell table:style-name="BDPS_5f_b.I5" table:number-rows-spanned="5" office:value-type="string">
            <text:p text:style-name="P14">±<text:span text:style-name="T1">20</text:span></text:p>
          </table:table-cell>
        </table:table-row>
        <table:table-row>
          <table:table-cell table:style-name="BDPS_5f_b.A5" office:value-type="string">
            <text:p text:style-name="P12">$4-9<text:span text:style-name="T7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1">$4-61</text:p>
          </table:table-cell>
          <table:table-cell table:style-name="BDPS_5f_b.C3" office:value-type="string">
            <text:p text:style-name="P11">$4-71</text:p>
          </table:table-cell>
          <table:table-cell table:style-name="BDPS_5f_b.C3" office:value-type="string">
            <text:p text:style-name="P11">$4-81</text:p>
          </table:table-cell>
          <table:table-cell table:style-name="BDPS_5f_b.C3" office:value-type="string">
            <text:p text:style-name="P11">$4-01</text:p>
          </table:table-cell>
          <table:table-cell table:style-name="BDPS_5f_b.C3" office:value-type="string">
            <text:p text:style-name="P11">$4-11</text:p>
          </table:table-cell>
          <table:table-cell table:style-name="BDPS_5f_b.C3" office:value-type="string">
            <text:p text:style-name="P11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7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1">$4-62</text:p>
          </table:table-cell>
          <table:table-cell table:style-name="BDPS_5f_b.C3" office:value-type="string">
            <text:p text:style-name="P11">$4-72</text:p>
          </table:table-cell>
          <table:table-cell table:style-name="BDPS_5f_b.C3" office:value-type="string">
            <text:p text:style-name="P11">$4-82</text:p>
          </table:table-cell>
          <table:table-cell table:style-name="BDPS_5f_b.C3" office:value-type="string">
            <text:p text:style-name="P11">$4-02</text:p>
          </table:table-cell>
          <table:table-cell table:style-name="BDPS_5f_b.C3" office:value-type="string">
            <text:p text:style-name="P11">$4-12</text:p>
          </table:table-cell>
          <table:table-cell table:style-name="BDPS_5f_b.C3" office:value-type="string">
            <text:p text:style-name="P11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7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1">$4-63</text:p>
          </table:table-cell>
          <table:table-cell table:style-name="BDPS_5f_b.C3" office:value-type="string">
            <text:p text:style-name="P11">$4-73</text:p>
          </table:table-cell>
          <table:table-cell table:style-name="BDPS_5f_b.C3" office:value-type="string">
            <text:p text:style-name="P11">$4-83</text:p>
          </table:table-cell>
          <table:table-cell table:style-name="BDPS_5f_b.C3" office:value-type="string">
            <text:p text:style-name="P11">$4-03</text:p>
          </table:table-cell>
          <table:table-cell table:style-name="BDPS_5f_b.C3" office:value-type="string">
            <text:p text:style-name="P11">$4-13</text:p>
          </table:table-cell>
          <table:table-cell table:style-name="BDPS_5f_b.C3" office:value-type="string">
            <text:p text:style-name="P11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7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1">$4-64</text:p>
          </table:table-cell>
          <table:table-cell table:style-name="BDPS_5f_b.C9" office:value-type="string">
            <text:p text:style-name="P11">$4-74</text:p>
          </table:table-cell>
          <table:table-cell table:style-name="BDPS_5f_b.C9" office:value-type="string">
            <text:p text:style-name="P11">$4-84</text:p>
          </table:table-cell>
          <table:table-cell table:style-name="BDPS_5f_b.C9" office:value-type="string">
            <text:p text:style-name="P11">$4-04</text:p>
          </table:table-cell>
          <table:table-cell table:style-name="BDPS_5f_b.C9" office:value-type="string">
            <text:p text:style-name="P11">$4-14</text:p>
          </table:table-cell>
          <table:table-cell table:style-name="BDPS_5f_b.C9" office:value-type="string">
            <text:p text:style-name="P11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38"/>
            <text:p text:style-name="P36"><text:span text:style-name="T2">Определение основной относительной погрешности измерения м</text:span><text:span text:style-name="T40">ощности дозы гамма излучения</text:span><text:span text:style-name="T2"> БДП</text:span><text:span text:style-name="T40">С</text:span><text:span text:style-name="T2">-0</text:span><text:span text:style-name="T40">2</text:span><text:span text:style-name="T2"> зав. №</text:span><text:span text:style-name="T5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0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BDPS_5f_g.B2" table:number-rows-spanned="3" office:value-type="string">
            <text:p text:style-name="P23">Номер источ-ника</text:p>
          </table:table-cell>
          <table:table-cell table:style-name="BDPS_5f_g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BDPS_5f_g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3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3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g.B2" table:number-rows-spanned="3" office:value-type="string">
            <text:p text:style-name="P22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g.K2" table:number-rows-spanned="3" office:value-type="string">
            <text:p text:style-name="P26"><text:span text:style-name="T23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1">Фон, нЗв/ч</text:p>
          </table:table-cell>
          <table:table-cell table:style-name="BDPS_5f_g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1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2"><text:span text:style-name="T20">H</text:span><text:span text:style-name="T12">1</text:span></text:p>
          </table:table-cell>
          <table:table-cell table:style-name="BDPS_5f_g.D3" office:value-type="string">
            <text:p text:style-name="P31"><text:span text:style-name="T3">H</text:span><text:span text:style-name="T12">2</text:span></text:p>
          </table:table-cell>
          <table:table-cell table:style-name="BDPS_5f_g.D3" office:value-type="string">
            <text:p text:style-name="P31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10">0,7 мкЗв/ч</text:p>
          </table:table-cell>
          <table:table-cell table:style-name="BDPS_5f_g.D3" office:value-type="string">
            <text:p text:style-name="P11">$5-30</text:p>
          </table:table-cell>
          <table:table-cell table:style-name="BDPS_5f_g.D3" office:value-type="string">
            <text:p text:style-name="P11">$5-40</text:p>
          </table:table-cell>
          <table:table-cell table:style-name="BDPS_5f_g.D3" office:value-type="string">
            <text:p text:style-name="P11">$5-50</text:p>
          </table:table-cell>
          <table:table-cell table:style-name="BDPS_5f_g.D3" office:value-type="string">
            <text:p text:style-name="P11">$5-60</text:p>
          </table:table-cell>
          <table:table-cell table:style-name="BDPS_5f_g.D3" office:value-type="string">
            <text:p text:style-name="P11">$5-70</text:p>
          </table:table-cell>
          <table:table-cell table:style-name="BDPS_5f_g.D3" office:value-type="string">
            <text:p text:style-name="P11">$5-80</text:p>
          </table:table-cell>
          <table:table-cell table:style-name="BDPS_5f_g.D3" office:value-type="string">
            <text:p text:style-name="P11">$5-00</text:p>
          </table:table-cell>
          <table:table-cell table:style-name="BDPS_5f_g.D3" office:value-type="string">
            <text:p text:style-name="P11">$5-10</text:p>
          </table:table-cell>
          <table:table-cell table:style-name="BDPS_5f_g.D3" office:value-type="string">
            <text:p text:style-name="P11">$5-20</text:p>
          </table:table-cell>
          <table:table-cell table:style-name="BDPS_5f_g.K5" table:number-rows-spanned="6" office:value-type="string">
            <text:p text:style-name="P14">±<text:span text:style-name="T7">20</text:span></text:p>
          </table:table-cell>
        </table:table-row>
        <table:table-row>
          <table:table-cell table:style-name="BDPS_5f_g.A5" office:value-type="string">
            <text:p text:style-name="P10">7 мкЗв/ч</text:p>
          </table:table-cell>
          <table:table-cell table:style-name="BDPS_5f_g.D3" office:value-type="string">
            <text:p text:style-name="P11">$5-31</text:p>
          </table:table-cell>
          <table:table-cell table:style-name="BDPS_5f_g.D3" office:value-type="string">
            <text:p text:style-name="P11">$5-41</text:p>
          </table:table-cell>
          <table:table-cell table:style-name="BDPS_5f_g.D3" office:value-type="string">
            <text:p text:style-name="P11">$5-51</text:p>
          </table:table-cell>
          <table:table-cell table:style-name="BDPS_5f_g.D3" office:value-type="string">
            <text:p text:style-name="P11">$5-61</text:p>
          </table:table-cell>
          <table:table-cell table:style-name="BDPS_5f_g.D3" office:value-type="string">
            <text:p text:style-name="P11">$5-71</text:p>
          </table:table-cell>
          <table:table-cell table:style-name="BDPS_5f_g.D3" office:value-type="string">
            <text:p text:style-name="P11">$5-81</text:p>
          </table:table-cell>
          <table:table-cell table:style-name="BDPS_5f_g.D3" office:value-type="string">
            <text:p text:style-name="P11">$5-01</text:p>
          </table:table-cell>
          <table:table-cell table:style-name="BDPS_5f_g.D3" office:value-type="string">
            <text:p text:style-name="P11">$5-11</text:p>
          </table:table-cell>
          <table:table-cell table:style-name="BDPS_5f_g.D3" office:value-type="string">
            <text:p text:style-name="P11">$5-21</text:p>
          </table:table-cell>
          <table:covered-table-cell/>
        </table:table-row>
        <table:table-row>
          <table:table-cell table:style-name="BDPS_5f_g.A5" office:value-type="string">
            <text:p text:style-name="P10">70 мкЗв/ч</text:p>
          </table:table-cell>
          <table:table-cell table:style-name="BDPS_5f_g.D3" office:value-type="string">
            <text:p text:style-name="P11">$5-32</text:p>
          </table:table-cell>
          <table:table-cell table:style-name="BDPS_5f_g.D3" office:value-type="string">
            <text:p text:style-name="P11">$5-42</text:p>
          </table:table-cell>
          <table:table-cell table:style-name="BDPS_5f_g.D3" office:value-type="string">
            <text:p text:style-name="P11">$5-52</text:p>
          </table:table-cell>
          <table:table-cell table:style-name="BDPS_5f_g.D3" office:value-type="string">
            <text:p text:style-name="P11">$5-62</text:p>
          </table:table-cell>
          <table:table-cell table:style-name="BDPS_5f_g.D3" office:value-type="string">
            <text:p text:style-name="P11">$5-72</text:p>
          </table:table-cell>
          <table:table-cell table:style-name="BDPS_5f_g.D3" office:value-type="string">
            <text:p text:style-name="P11">$5-82</text:p>
          </table:table-cell>
          <table:table-cell table:style-name="BDPS_5f_g.D3" office:value-type="string">
            <text:p text:style-name="P11">$5-02</text:p>
          </table:table-cell>
          <table:table-cell table:style-name="BDPS_5f_g.D3" office:value-type="string">
            <text:p text:style-name="P11">$5-12</text:p>
          </table:table-cell>
          <table:table-cell table:style-name="BDPS_5f_g.D3" office:value-type="string">
            <text:p text:style-name="P11">$5-22</text:p>
          </table:table-cell>
          <table:covered-table-cell/>
        </table:table-row>
        <table:table-row>
          <table:table-cell table:style-name="BDPS_5f_g.A5" office:value-type="string">
            <text:p text:style-name="P10">0.7 мЗв/ч</text:p>
          </table:table-cell>
          <table:table-cell table:style-name="BDPS_5f_g.D3" office:value-type="string">
            <text:p text:style-name="P11">$5-33</text:p>
          </table:table-cell>
          <table:table-cell table:style-name="BDPS_5f_g.D3" office:value-type="string">
            <text:p text:style-name="P11">$5-43</text:p>
          </table:table-cell>
          <table:table-cell table:style-name="BDPS_5f_g.D3" office:value-type="string">
            <text:p text:style-name="P11">$5-53</text:p>
          </table:table-cell>
          <table:table-cell table:style-name="BDPS_5f_g.D3" office:value-type="string">
            <text:p text:style-name="P11">$5-63</text:p>
          </table:table-cell>
          <table:table-cell table:style-name="BDPS_5f_g.D3" office:value-type="string">
            <text:p text:style-name="P11">$5-73</text:p>
          </table:table-cell>
          <table:table-cell table:style-name="BDPS_5f_g.D3" office:value-type="string">
            <text:p text:style-name="P11">$5-83</text:p>
          </table:table-cell>
          <table:table-cell table:style-name="BDPS_5f_g.D3" office:value-type="string">
            <text:p text:style-name="P11">$5-03</text:p>
          </table:table-cell>
          <table:table-cell table:style-name="BDPS_5f_g.D3" office:value-type="string">
            <text:p text:style-name="P11">$5-13</text:p>
          </table:table-cell>
          <table:table-cell table:style-name="BDPS_5f_g.D3" office:value-type="string">
            <text:p text:style-name="P11">$5-23</text:p>
          </table:table-cell>
          <table:covered-table-cell/>
        </table:table-row>
        <table:table-row>
          <table:table-cell table:style-name="BDPS_5f_g.A5" office:value-type="string">
            <text:p text:style-name="P10">7,0 мЗв/ч</text:p>
          </table:table-cell>
          <table:table-cell table:style-name="BDPS_5f_g.D3" office:value-type="string">
            <text:p text:style-name="P11">$5-34</text:p>
          </table:table-cell>
          <table:table-cell table:style-name="BDPS_5f_g.D3" office:value-type="string">
            <text:p text:style-name="P11">$5-44</text:p>
          </table:table-cell>
          <table:table-cell table:style-name="BDPS_5f_g.D3" office:value-type="string">
            <text:p text:style-name="P11">$5-54</text:p>
          </table:table-cell>
          <table:table-cell table:style-name="BDPS_5f_g.D3" office:value-type="string">
            <text:p text:style-name="P11">$5-64</text:p>
          </table:table-cell>
          <table:table-cell table:style-name="BDPS_5f_g.D3" office:value-type="string">
            <text:p text:style-name="P11">$5-74</text:p>
          </table:table-cell>
          <table:table-cell table:style-name="BDPS_5f_g.D3" office:value-type="string">
            <text:p text:style-name="P11">$5-84</text:p>
          </table:table-cell>
          <table:table-cell table:style-name="BDPS_5f_g.D3" office:value-type="string">
            <text:p text:style-name="P11">$5-04</text:p>
          </table:table-cell>
          <table:table-cell table:style-name="BDPS_5f_g.D3" office:value-type="string">
            <text:p text:style-name="P11">$5-14</text:p>
          </table:table-cell>
          <table:table-cell table:style-name="BDPS_5f_g.D3" office:value-type="string">
            <text:p text:style-name="P11">$5-24</text:p>
          </table:table-cell>
          <table:covered-table-cell/>
        </table:table-row>
        <table:table-row>
          <table:table-cell table:style-name="BDPS_5f_g.A10" office:value-type="string">
            <text:p text:style-name="P10">20 мЗв/ч</text:p>
          </table:table-cell>
          <table:table-cell table:style-name="BDPS_5f_g.B10" office:value-type="string">
            <text:p text:style-name="P11">$5-35</text:p>
          </table:table-cell>
          <table:table-cell table:style-name="BDPS_5f_g.B10" office:value-type="string">
            <text:p text:style-name="P11">$5-45</text:p>
          </table:table-cell>
          <table:table-cell table:style-name="BDPS_5f_g.B10" office:value-type="string">
            <text:p text:style-name="P11">$5-55</text:p>
          </table:table-cell>
          <table:table-cell table:style-name="BDPS_5f_g.B10" office:value-type="string">
            <text:p text:style-name="P11">$5-65</text:p>
          </table:table-cell>
          <table:table-cell table:style-name="BDPS_5f_g.B10" office:value-type="string">
            <text:p text:style-name="P11">$5-75</text:p>
          </table:table-cell>
          <table:table-cell table:style-name="BDPS_5f_g.B10" office:value-type="string">
            <text:p text:style-name="P11">$5-85</text:p>
          </table:table-cell>
          <table:table-cell table:style-name="BDPS_5f_g.B10" office:value-type="string">
            <text:p text:style-name="P11">$5-05</text:p>
          </table:table-cell>
          <table:table-cell table:style-name="BDPS_5f_g.B10" office:value-type="string">
            <text:p text:style-name="P11">$5-15</text:p>
          </table:table-cell>
          <table:table-cell table:style-name="BDPS_5f_g.B10" office:value-type="string">
            <text:p text:style-name="P11">$5-25</text:p>
          </table:table-cell>
          <table:covered-table-cell/>
        </table:table-row>
      </table:table>
      <text:p text:style-name="P4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02in" fo:margin-bottom="0.477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09T11:45:35.09</dc:date>
    <meta:editing-duration>P3DT10H6M28S</meta:editing-duration>
    <meta:editing-cycles>357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808" meta:character-count="5385"/>
  </office:meta>
</office:document-meta>
</file>